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707" officeooo:paragraph-rsid="0010f707"/>
    </style:style>
    <style:style style:name="P2" style:family="paragraph" style:parent-style-name="Standard">
      <style:text-properties officeooo:rsid="0010f707" officeooo:paragraph-rsid="0014d681"/>
    </style:style>
    <style:style style:name="P3" style:family="paragraph" style:parent-style-name="Standard">
      <style:text-properties officeooo:rsid="0011c3a3" officeooo:paragraph-rsid="0011c3a3"/>
    </style:style>
    <style:style style:name="P4" style:family="paragraph" style:parent-style-name="Standard">
      <style:text-properties officeooo:rsid="0012a86a" officeooo:paragraph-rsid="0012a86a"/>
    </style:style>
    <style:style style:name="P5" style:family="paragraph" style:parent-style-name="Standard">
      <style:text-properties officeooo:rsid="0014d681" officeooo:paragraph-rsid="0014d681"/>
    </style:style>
    <style:style style:name="P6" style:family="paragraph" style:parent-style-name="Standard">
      <style:text-properties officeooo:rsid="0016cdd3" officeooo:paragraph-rsid="0016cdd3"/>
    </style:style>
    <style:style style:name="P7" style:family="paragraph" style:parent-style-name="Standard">
      <style:text-properties officeooo:rsid="00188896" officeooo:paragraph-rsid="00188896"/>
    </style:style>
    <style:style style:name="P8" style:family="paragraph" style:parent-style-name="Standard">
      <style:text-properties officeooo:rsid="0018d0c9" officeooo:paragraph-rsid="0018d0c9"/>
    </style:style>
    <style:style style:name="P9" style:family="paragraph" style:parent-style-name="Standard">
      <style:text-properties officeooo:rsid="0019b7c9" officeooo:paragraph-rsid="0019b7c9"/>
    </style:style>
    <style:style style:name="P10" style:family="paragraph" style:parent-style-name="Standard">
      <style:text-properties officeooo:rsid="001b1462" officeooo:paragraph-rsid="001b1462"/>
    </style:style>
    <style:style style:name="P11" style:family="paragraph" style:parent-style-name="Standard">
      <style:text-properties officeooo:rsid="001c7248" officeooo:paragraph-rsid="001c7248"/>
    </style:style>
    <style:style style:name="P12" style:family="paragraph" style:parent-style-name="Standard">
      <style:text-properties officeooo:rsid="001df486" officeooo:paragraph-rsid="001df486"/>
    </style:style>
    <style:style style:name="P13" style:family="paragraph" style:parent-style-name="Standard">
      <style:text-properties officeooo:rsid="0020de31" officeooo:paragraph-rsid="0020de31"/>
    </style:style>
    <style:style style:name="P14" style:family="paragraph" style:parent-style-name="Standard">
      <style:text-properties fo:font-weight="normal" officeooo:rsid="0012a86a" officeooo:paragraph-rsid="0011c3a3" style:font-weight-asian="normal" style:font-weight-complex="normal"/>
    </style:style>
    <style:style style:name="P15" style:family="paragraph" style:parent-style-name="Standard">
      <style:text-properties fo:font-weight="normal" officeooo:rsid="0012a86a" officeooo:paragraph-rsid="0012a86a" style:font-weight-asian="normal" style:font-weight-complex="normal"/>
    </style:style>
    <style:style style:name="P16" style:family="paragraph" style:parent-style-name="Standard">
      <style:text-properties fo:font-weight="normal" officeooo:rsid="0014d681" officeooo:paragraph-rsid="0014d681" style:font-weight-asian="normal" style:font-weight-complex="normal"/>
    </style:style>
    <style:style style:name="P17" style:family="paragraph" style:parent-style-name="Standard">
      <style:text-properties fo:font-weight="normal" officeooo:rsid="0016cdd3" officeooo:paragraph-rsid="0016cdd3" style:font-weight-asian="normal" style:font-weight-complex="normal"/>
    </style:style>
    <style:style style:name="P18" style:family="paragraph" style:parent-style-name="Standard">
      <style:text-properties fo:font-weight="normal" officeooo:rsid="00188896" officeooo:paragraph-rsid="00188896" style:font-weight-asian="normal" style:font-weight-complex="normal"/>
    </style:style>
    <style:style style:name="P19" style:family="paragraph" style:parent-style-name="Standard">
      <style:text-properties fo:font-weight="normal" officeooo:rsid="0018d0c9" officeooo:paragraph-rsid="0018d0c9" style:font-weight-asian="normal" style:font-weight-complex="normal"/>
    </style:style>
    <style:style style:name="P20" style:family="paragraph" style:parent-style-name="Standard">
      <style:text-properties fo:font-weight="normal" officeooo:rsid="0019b7c9" officeooo:paragraph-rsid="0019b7c9" style:font-weight-asian="normal" style:font-weight-complex="normal"/>
    </style:style>
    <style:style style:name="P21" style:family="paragraph" style:parent-style-name="Standard">
      <style:text-properties fo:font-weight="normal" officeooo:rsid="001af704" officeooo:paragraph-rsid="001af704" style:font-weight-asian="normal" style:font-weight-complex="normal"/>
    </style:style>
    <style:style style:name="P22" style:family="paragraph" style:parent-style-name="Standard">
      <style:text-properties fo:font-weight="normal" officeooo:rsid="001b1462" officeooo:paragraph-rsid="001b1462" style:font-weight-asian="normal" style:font-weight-complex="normal"/>
    </style:style>
    <style:style style:name="P23" style:family="paragraph" style:parent-style-name="Standard">
      <style:text-properties fo:font-weight="normal" officeooo:rsid="001b3fe7" officeooo:paragraph-rsid="001b1462" style:font-weight-asian="normal" style:font-weight-complex="normal"/>
    </style:style>
    <style:style style:name="P24" style:family="paragraph" style:parent-style-name="Standard">
      <style:text-properties fo:font-weight="normal" officeooo:rsid="001b3fe7" officeooo:paragraph-rsid="001b3fe7" style:font-weight-asian="normal" style:font-weight-complex="normal"/>
    </style:style>
    <style:style style:name="P25" style:family="paragraph" style:parent-style-name="Standard">
      <style:text-properties fo:font-weight="normal" officeooo:rsid="001b522d" officeooo:paragraph-rsid="001b522d" style:font-weight-asian="normal" style:font-weight-complex="normal"/>
    </style:style>
    <style:style style:name="P26" style:family="paragraph" style:parent-style-name="Standard">
      <style:text-properties fo:font-weight="normal" officeooo:rsid="001c7248" officeooo:paragraph-rsid="001c7248" style:font-weight-asian="normal" style:font-weight-complex="normal"/>
    </style:style>
    <style:style style:name="P27" style:family="paragraph" style:parent-style-name="Standard">
      <style:text-properties fo:font-weight="normal" officeooo:rsid="001df486" officeooo:paragraph-rsid="001df486" style:font-weight-asian="normal" style:font-weight-complex="normal"/>
    </style:style>
    <style:style style:name="P28" style:family="paragraph" style:parent-style-name="Standard">
      <style:text-properties fo:font-weight="normal" officeooo:rsid="001f647e" officeooo:paragraph-rsid="001f647e" style:font-weight-asian="normal" style:font-weight-complex="normal"/>
    </style:style>
    <style:style style:name="P29" style:family="paragraph" style:parent-style-name="Standard">
      <style:text-properties fo:font-weight="normal" officeooo:rsid="0020de31" officeooo:paragraph-rsid="0020de31" style:font-weight-asian="normal" style:font-weight-complex="normal"/>
    </style:style>
    <style:style style:name="P30" style:family="paragraph" style:parent-style-name="Standard">
      <style:text-properties fo:font-weight="normal" officeooo:rsid="00214837" officeooo:paragraph-rsid="00214837" style:font-weight-asian="normal" style:font-weight-complex="normal"/>
    </style:style>
    <style:style style:name="P31" style:family="paragraph" style:parent-style-name="Standard">
      <style:text-properties fo:font-weight="normal" officeooo:rsid="0023145b" officeooo:paragraph-rsid="0023145b" style:font-weight-asian="normal" style:font-weight-complex="normal"/>
    </style:style>
    <style:style style:name="P32" style:family="paragraph" style:parent-style-name="Standard">
      <style:text-properties fo:font-weight="normal" officeooo:rsid="0023145b" officeooo:paragraph-rsid="002327e5" style:font-weight-asian="normal" style:font-weight-complex="normal"/>
    </style:style>
    <style:style style:name="P33" style:family="paragraph" style:parent-style-name="Standard">
      <style:text-properties fo:font-weight="normal" officeooo:rsid="002327e5" officeooo:paragraph-rsid="002327e5" style:font-weight-asian="normal" style:font-weight-complex="normal"/>
    </style:style>
    <style:style style:name="P34" style:family="paragraph" style:parent-style-name="Standard">
      <style:text-properties fo:font-weight="normal" officeooo:rsid="002479ba" officeooo:paragraph-rsid="002479ba" style:font-weight-asian="normal" style:font-weight-complex="normal"/>
    </style:style>
    <style:style style:name="P35" style:family="paragraph" style:parent-style-name="Standard">
      <style:text-properties fo:font-weight="normal" officeooo:rsid="0024f4bb" officeooo:paragraph-rsid="0024f4bb" style:font-weight-asian="normal" style:font-weight-complex="normal"/>
    </style:style>
    <style:style style:name="P36" style:family="paragraph" style:parent-style-name="Standard">
      <style:text-properties fo:font-weight="normal" officeooo:rsid="0025c1d5" officeooo:paragraph-rsid="0025c1d5" style:font-weight-asian="normal" style:font-weight-complex="normal"/>
    </style:style>
    <style:style style:name="P37" style:family="paragraph" style:parent-style-name="Standard">
      <style:text-properties fo:font-weight="normal" officeooo:rsid="00270e92" officeooo:paragraph-rsid="00270e92" style:font-weight-asian="normal" style:font-weight-complex="normal"/>
    </style:style>
    <style:style style:name="P38" style:family="paragraph" style:parent-style-name="Standard">
      <style:text-properties fo:font-weight="normal" officeooo:rsid="0028b9e6" officeooo:paragraph-rsid="0028b9e6" style:font-weight-asian="normal" style:font-weight-complex="normal"/>
    </style:style>
    <style:style style:name="P39" style:family="paragraph" style:parent-style-name="Standard">
      <style:text-properties fo:font-weight="normal" officeooo:rsid="0029dd11" officeooo:paragraph-rsid="0029dd11" style:font-weight-asian="normal" style:font-weight-complex="normal"/>
    </style:style>
    <style:style style:name="P40" style:family="paragraph" style:parent-style-name="Standard">
      <style:text-properties fo:font-weight="normal" officeooo:rsid="002bac9a" officeooo:paragraph-rsid="002bac9a" style:font-weight-asian="normal" style:font-weight-complex="normal"/>
    </style:style>
    <style:style style:name="P41" style:family="paragraph" style:parent-style-name="Standard">
      <style:text-properties fo:font-weight="normal" officeooo:rsid="002c2ed1" officeooo:paragraph-rsid="002c2ed1" style:font-weight-asian="normal" style:font-weight-complex="normal"/>
    </style:style>
    <style:style style:name="P42" style:family="paragraph" style:parent-style-name="Standard">
      <style:text-properties fo:font-style="normal" fo:font-weight="normal" officeooo:rsid="002479ba" officeooo:paragraph-rsid="002479ba" style:font-style-asian="normal" style:font-weight-asian="normal" style:font-style-complex="normal" style:font-weight-complex="normal"/>
    </style:style>
    <style:style style:name="P43" style:family="paragraph" style:parent-style-name="Standard">
      <style:text-properties fo:font-style="normal" fo:font-weight="normal" officeooo:rsid="0024f4bb" officeooo:paragraph-rsid="0024f4bb" style:font-style-asian="normal" style:font-weight-asian="normal" style:font-style-complex="normal" style:font-weight-complex="normal"/>
    </style:style>
    <style:style style:name="P44" style:family="paragraph" style:parent-style-name="Standard">
      <style:text-properties fo:font-style="normal" fo:font-weight="normal" officeooo:rsid="0025c1d5" officeooo:paragraph-rsid="0025c1d5" style:font-style-asian="normal" style:font-weight-asian="normal" style:font-style-complex="normal" style:font-weight-complex="normal"/>
    </style:style>
    <style:style style:name="P45" style:family="paragraph" style:parent-style-name="Standard">
      <style:text-properties fo:font-style="normal" fo:font-weight="normal" officeooo:rsid="00270e92" officeooo:paragraph-rsid="00270e92" style:font-style-asian="normal" style:font-weight-asian="normal" style:font-style-complex="normal" style:font-weight-complex="normal"/>
    </style:style>
    <style:style style:name="P46" style:family="paragraph" style:parent-style-name="Standard">
      <style:text-properties fo:font-style="normal" fo:font-weight="normal" officeooo:rsid="0028b9e6" officeooo:paragraph-rsid="0028b9e6" style:font-style-asian="normal" style:font-weight-asian="normal" style:font-style-complex="normal" style:font-weight-complex="normal"/>
    </style:style>
    <style:style style:name="P47" style:family="paragraph" style:parent-style-name="Standard">
      <style:text-properties fo:font-style="normal" fo:font-weight="normal" officeooo:rsid="0028f621" officeooo:paragraph-rsid="0028f621" style:font-style-asian="normal" style:font-weight-asian="normal" style:font-style-complex="normal" style:font-weight-complex="normal"/>
    </style:style>
    <style:style style:name="P48" style:family="paragraph" style:parent-style-name="Standard">
      <style:text-properties fo:font-style="normal" fo:font-weight="normal" officeooo:rsid="0029dd11" officeooo:paragraph-rsid="0029dd11" style:font-style-asian="normal" style:font-weight-asian="normal" style:font-style-complex="normal" style:font-weight-complex="normal"/>
    </style:style>
    <style:style style:name="P49" style:family="paragraph" style:parent-style-name="Standard">
      <style:text-properties fo:font-style="normal" fo:font-weight="normal" officeooo:rsid="002bac9a" officeooo:paragraph-rsid="002bac9a" style:font-style-asian="normal" style:font-weight-asian="normal" style:font-style-complex="normal" style:font-weight-complex="normal"/>
    </style:style>
    <style:style style:name="P50" style:family="paragraph" style:parent-style-name="Standard">
      <style:text-properties fo:font-style="normal" fo:font-weight="normal" officeooo:rsid="002c2ed1" officeooo:paragraph-rsid="002c2ed1" style:font-style-asian="normal" style:font-weight-asian="normal" style:font-style-complex="normal" style:font-weight-complex="normal"/>
    </style:style>
    <style:style style:name="P51" style:family="paragraph" style:parent-style-name="Standard">
      <style:text-properties fo:font-style="normal" fo:font-weight="normal" officeooo:rsid="002f3411" officeooo:paragraph-rsid="002f3411" style:font-style-asian="normal" style:font-weight-asian="normal" style:font-style-complex="normal" style:font-weight-complex="normal"/>
    </style:style>
    <style:style style:name="P52" style:family="paragraph" style:parent-style-name="Standard">
      <style:text-properties fo:font-style="normal" fo:font-weight="normal" officeooo:rsid="002fe0b1" officeooo:paragraph-rsid="002fe0b1" style:font-style-asian="normal" style:font-weight-asian="normal" style:font-style-complex="normal" style:font-weight-complex="normal"/>
    </style:style>
    <style:style style:name="P53" style:family="paragraph" style:parent-style-name="Standard">
      <style:text-properties fo:font-style="normal" fo:font-weight="normal" officeooo:rsid="00316604" officeooo:paragraph-rsid="00316604" style:font-style-asian="normal" style:font-weight-asian="normal" style:font-style-complex="normal" style:font-weight-complex="normal"/>
    </style:style>
    <style:style style:name="P54" style:family="paragraph" style:parent-style-name="Standard">
      <style:text-properties fo:font-style="normal" fo:font-weight="normal" officeooo:rsid="0032d823" officeooo:paragraph-rsid="0032d823" style:font-style-asian="normal" style:font-weight-asian="normal" style:font-style-complex="normal" style:font-weight-complex="normal"/>
    </style:style>
    <style:style style:name="P55" style:family="paragraph" style:parent-style-name="Standard">
      <style:text-properties fo:font-style="normal" fo:font-weight="normal" officeooo:rsid="00373aea" officeooo:paragraph-rsid="00373aea" style:font-style-asian="normal" style:font-weight-asian="normal" style:font-style-complex="normal" style:font-weight-complex="normal"/>
    </style:style>
    <style:style style:name="P56" style:family="paragraph" style:parent-style-name="Standard">
      <style:text-properties fo:font-style="normal" fo:font-weight="normal" officeooo:rsid="0038d2fa" officeooo:paragraph-rsid="0038d2fa" style:font-style-asian="normal" style:font-weight-asian="normal" style:font-style-complex="normal" style:font-weight-complex="normal"/>
    </style:style>
    <style:style style:name="P57" style:family="paragraph" style:parent-style-name="Standard">
      <style:text-properties fo:font-style="normal" fo:font-weight="normal" officeooo:rsid="0038d2fa" officeooo:paragraph-rsid="00398abf" style:font-style-asian="normal" style:font-weight-asian="normal" style:font-style-complex="normal" style:font-weight-complex="normal"/>
    </style:style>
    <style:style style:name="P58" style:family="paragraph" style:parent-style-name="Standard">
      <style:text-properties fo:font-style="normal" fo:font-weight="normal" officeooo:rsid="00398abf" officeooo:paragraph-rsid="00398abf" style:font-style-asian="normal" style:font-weight-asian="normal" style:font-style-complex="normal" style:font-weight-complex="normal"/>
    </style:style>
    <style:style style:name="P59" style:family="paragraph" style:parent-style-name="Standard">
      <style:text-properties fo:font-style="normal" fo:font-weight="normal" officeooo:rsid="003b9a39" officeooo:paragraph-rsid="003b9a39" style:font-style-asian="normal" style:font-weight-asian="normal" style:font-style-complex="normal" style:font-weight-complex="normal"/>
    </style:style>
    <style:style style:name="P60" style:family="paragraph" style:parent-style-name="Standard">
      <style:text-properties fo:font-style="normal" fo:font-weight="normal" officeooo:rsid="003bd594" officeooo:paragraph-rsid="003bd594" style:font-style-asian="normal" style:font-weight-asian="normal" style:font-style-complex="normal" style:font-weight-complex="normal"/>
    </style:style>
    <style:style style:name="P61" style:family="paragraph" style:parent-style-name="Standard">
      <style:text-properties fo:font-style="normal" fo:font-weight="normal" officeooo:rsid="003dbd22" officeooo:paragraph-rsid="003dbd22" style:font-style-asian="normal" style:font-weight-asian="normal" style:font-style-complex="normal" style:font-weight-complex="normal"/>
    </style:style>
    <style:style style:name="P62" style:family="paragraph" style:parent-style-name="Standard">
      <style:text-properties fo:font-style="normal" fo:font-weight="normal" officeooo:rsid="003e4d2c" officeooo:paragraph-rsid="003e4d2c" style:font-style-asian="normal" style:font-weight-asian="normal" style:font-style-complex="normal" style:font-weight-complex="normal"/>
    </style:style>
    <style:style style:name="P63" style:family="paragraph" style:parent-style-name="Standard">
      <style:text-properties fo:font-style="normal" fo:font-weight="normal" officeooo:rsid="003fc082" officeooo:paragraph-rsid="003fc082" style:font-style-asian="normal" style:font-weight-asian="normal" style:font-style-complex="normal" style:font-weight-complex="normal"/>
    </style:style>
    <style:style style:name="P64" style:family="paragraph" style:parent-style-name="Standard">
      <style:text-properties fo:font-style="normal" fo:font-weight="normal" officeooo:rsid="00411c1c" officeooo:paragraph-rsid="00411c1c" style:font-style-asian="normal" style:font-weight-asian="normal" style:font-style-complex="normal" style:font-weight-complex="normal"/>
    </style:style>
    <style:style style:name="P65" style:family="paragraph" style:parent-style-name="Standard">
      <style:text-properties fo:font-style="normal" fo:font-weight="normal" officeooo:rsid="00425a65" officeooo:paragraph-rsid="00425a65" style:font-style-asian="normal" style:font-weight-asian="normal" style:font-style-complex="normal" style:font-weight-complex="normal"/>
    </style:style>
    <style:style style:name="P66" style:family="paragraph" style:parent-style-name="Standard">
      <style:text-properties fo:font-style="normal" fo:font-weight="normal" officeooo:rsid="004295f7" officeooo:paragraph-rsid="004295f7" style:font-style-asian="normal" style:font-weight-asian="normal" style:font-style-complex="normal" style:font-weight-complex="normal"/>
    </style:style>
    <style:style style:name="P67" style:family="paragraph" style:parent-style-name="Standard">
      <style:text-properties fo:font-style="normal" fo:font-weight="normal" officeooo:rsid="0043bdff" officeooo:paragraph-rsid="0043bdff" style:font-style-asian="normal" style:font-weight-asian="normal" style:font-style-complex="normal" style:font-weight-complex="normal"/>
    </style:style>
    <style:style style:name="P68" style:family="paragraph" style:parent-style-name="Standard">
      <style:text-properties fo:font-style="normal" fo:font-weight="bold" officeooo:rsid="0043bdff" officeooo:paragraph-rsid="0043bdff" style:font-style-asian="normal" style:font-weight-asian="bold" style:font-style-complex="normal" style:font-weight-complex="bold"/>
    </style:style>
    <style:style style:name="P69" style:family="paragraph" style:parent-style-name="Standard">
      <style:text-properties fo:font-style="normal" fo:font-weight="bold" officeooo:rsid="0043bfe0" officeooo:paragraph-rsid="0043bfe0" style:font-style-asian="normal" style:font-weight-asian="bold" style:font-style-complex="normal" style:font-weight-complex="bold"/>
    </style:style>
    <style:style style:name="P70" style:family="paragraph" style:parent-style-name="Standard">
      <style:text-properties fo:font-style="normal" fo:font-weight="bold" officeooo:rsid="004490a4" officeooo:paragraph-rsid="004490a4" style:font-style-asian="normal" style:font-weight-asian="bold" style:font-style-complex="normal" style:font-weight-complex="bold"/>
    </style:style>
    <style:style style:name="P71" style:family="paragraph" style:parent-style-name="Standard">
      <style:text-properties fo:font-style="normal" fo:font-weight="bold" officeooo:rsid="004546a0" officeooo:paragraph-rsid="004546a0" style:font-style-asian="normal" style:font-weight-asian="bold" style:font-style-complex="normal" style:font-weight-complex="bold"/>
    </style:style>
    <style:style style:name="P72" style:family="paragraph" style:parent-style-name="Standard" style:list-style-name="List_20_1">
      <style:text-properties officeooo:rsid="0020de31" officeooo:paragraph-rsid="0020de31"/>
    </style:style>
    <style:style style:name="P73" style:family="paragraph" style:parent-style-name="Standard" style:list-style-name="List_20_1">
      <style:text-properties officeooo:rsid="00214837" officeooo:paragraph-rsid="00214837"/>
    </style:style>
    <style:style style:name="P74" style:family="paragraph" style:parent-style-name="Standard" style:list-style-name="List_20_1">
      <style:text-properties fo:font-weight="normal" officeooo:rsid="00214837" officeooo:paragraph-rsid="00214837" style:font-weight-asian="normal" style:font-weight-complex="normal"/>
    </style:style>
    <style:style style:name="P75" style:family="paragraph" style:parent-style-name="Standard">
      <style:text-properties fo:font-style="normal" fo:font-weight="bold" officeooo:rsid="0038d2fa" officeooo:paragraph-rsid="00398abf" style:font-style-asian="normal" style:font-weight-asian="bold" style:font-style-complex="normal" style:font-weight-complex="bold"/>
    </style:style>
    <style:style style:name="P76" style:family="paragraph" style:parent-style-name="Standard" style:list-style-name="List_20_1">
      <style:text-properties fo:font-style="normal" fo:font-weight="normal" officeooo:rsid="003dbd22" officeooo:paragraph-rsid="003dbd22" style:font-style-asian="normal" style:font-weight-asian="normal" style:font-style-complex="normal" style:font-weight-complex="normal"/>
    </style:style>
    <style:style style:name="P77" style:family="paragraph" style:parent-style-name="Standard" style:list-style-name="List_20_1">
      <style:text-properties fo:font-style="normal" fo:font-weight="normal" officeooo:rsid="003e4d2c" officeooo:paragraph-rsid="003e4d2c" style:font-style-asian="normal" style:font-weight-asian="normal" style:font-style-complex="normal" style:font-weight-complex="normal"/>
    </style:style>
    <style:style style:name="P78" style:family="paragraph" style:parent-style-name="Standard" style:list-style-name="Numbering_20_123">
      <style:text-properties fo:font-style="normal" fo:font-weight="normal" officeooo:rsid="004295f7" officeooo:paragraph-rsid="004295f7" style:font-style-asian="normal" style:font-weight-asian="normal" style:font-style-complex="normal" style:font-weight-complex="normal"/>
    </style:style>
    <style:style style:name="P79" style:family="paragraph" style:parent-style-name="Standard" style:list-style-name="List_20_1">
      <style:text-properties fo:font-style="normal" fo:font-weight="normal" officeooo:rsid="004295f7" officeooo:paragraph-rsid="004295f7" style:font-style-asian="normal" style:font-weight-asian="normal" style:font-style-complex="normal" style:font-weight-complex="normal"/>
    </style:style>
    <style:style style:name="P80" style:family="paragraph" style:parent-style-name="Standard">
      <style:text-properties fo:font-style="normal" fo:font-weight="normal" officeooo:rsid="0043bdff" officeooo:paragraph-rsid="0043bdff" style:font-style-asian="normal" style:font-weight-asian="normal" style:font-style-complex="normal" style:font-weight-complex="normal"/>
    </style:style>
    <style:style style:name="P81" style:family="paragraph" style:parent-style-name="Standard">
      <style:text-properties fo:font-style="normal" fo:font-weight="normal" officeooo:rsid="0043bfe0" officeooo:paragraph-rsid="0043bdff" style:font-style-asian="normal" style:font-weight-asian="normal" style:font-style-complex="normal" style:font-weight-complex="normal"/>
    </style:style>
    <style:style style:name="P82" style:family="paragraph" style:parent-style-name="Standard">
      <style:text-properties fo:font-style="normal" fo:font-weight="normal" officeooo:rsid="0043bfe0" officeooo:paragraph-rsid="0043bfe0" style:font-style-asian="normal" style:font-weight-asian="normal" style:font-style-complex="normal" style:font-weight-complex="normal"/>
    </style:style>
    <style:style style:name="P83" style:family="paragraph" style:parent-style-name="Standard">
      <style:text-properties fo:font-style="normal" fo:font-weight="normal" officeooo:rsid="004490a4" officeooo:paragraph-rsid="004490a4" style:font-style-asian="normal" style:font-weight-asian="normal" style:font-style-complex="normal" style:font-weight-complex="normal"/>
    </style:style>
    <style:style style:name="P84" style:family="paragraph" style:parent-style-name="Standard" style:list-style-name="List_20_1">
      <style:text-properties fo:font-style="normal" fo:font-weight="normal" officeooo:rsid="004490a4" officeooo:paragraph-rsid="004490a4" style:font-style-asian="normal" style:font-weight-asian="normal" style:font-style-complex="normal" style:font-weight-complex="normal"/>
    </style:style>
    <style:style style:name="P85" style:family="paragraph" style:parent-style-name="Standard">
      <style:text-properties fo:font-style="normal" fo:font-weight="normal" officeooo:rsid="0044f543" officeooo:paragraph-rsid="004490a4" style:font-style-asian="normal" style:font-weight-asian="normal" style:font-style-complex="normal" style:font-weight-complex="normal"/>
    </style:style>
    <style:style style:name="P86" style:family="paragraph" style:parent-style-name="Standard">
      <style:text-properties fo:font-style="normal" fo:font-weight="normal" officeooo:rsid="0044f543" officeooo:paragraph-rsid="0044f543" style:font-style-asian="normal" style:font-weight-asian="normal" style:font-style-complex="normal" style:font-weight-complex="normal"/>
    </style:style>
    <style:style style:name="P87" style:family="paragraph" style:parent-style-name="Standard">
      <style:text-properties fo:font-style="normal" fo:font-weight="normal" officeooo:rsid="004546a0" officeooo:paragraph-rsid="004546a0" style:font-style-asian="normal" style:font-weight-asian="normal" style:font-style-complex="normal" style:font-weight-complex="normal"/>
    </style:style>
    <style:style style:name="P88" style:family="paragraph" style:parent-style-name="Standard">
      <style:text-properties fo:font-style="normal" fo:font-weight="normal" officeooo:rsid="0045fa9e" officeooo:paragraph-rsid="0045fa9e"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2a86a" style:font-weight-asian="bold" style:font-weight-complex="bold"/>
    </style:style>
    <style:style style:name="T3" style:family="text">
      <style:text-properties fo:font-weight="bold" officeooo:rsid="00214837" style:font-weight-asian="bold" style:font-weight-complex="bold"/>
    </style:style>
    <style:style style:name="T4" style:family="text">
      <style:text-properties fo:font-weight="bold" officeooo:rsid="00398abf" style:font-weight-asian="bold" style:font-weight-complex="bold"/>
    </style:style>
    <style:style style:name="T5" style:family="text">
      <style:text-properties fo:font-weight="bold" officeooo:rsid="0041241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2a86a" style:font-weight-asian="normal" style:font-weight-complex="normal"/>
    </style:style>
    <style:style style:name="T8" style:family="text">
      <style:text-properties fo:font-weight="normal" officeooo:rsid="0016cdd3" style:font-weight-asian="normal" style:font-weight-complex="normal"/>
    </style:style>
    <style:style style:name="T9" style:family="text">
      <style:text-properties fo:font-weight="normal" officeooo:rsid="0018d0c9" style:font-weight-asian="normal" style:font-weight-complex="normal"/>
    </style:style>
    <style:style style:name="T10" style:family="text">
      <style:text-properties fo:font-weight="normal" officeooo:rsid="001b3fe7" style:font-weight-asian="normal" style:font-weight-complex="normal"/>
    </style:style>
    <style:style style:name="T11" style:family="text">
      <style:text-properties fo:font-weight="normal" officeooo:rsid="001f647e" style:font-weight-asian="normal" style:font-weight-complex="normal"/>
    </style:style>
    <style:style style:name="T12" style:family="text">
      <style:text-properties fo:font-weight="normal" officeooo:rsid="00214837" style:font-weight-asian="normal" style:font-weight-complex="normal"/>
    </style:style>
    <style:style style:name="T13" style:family="text">
      <style:text-properties fo:font-weight="normal" officeooo:rsid="0043bfe0" style:font-weight-asian="normal" style:font-weight-complex="normal"/>
    </style:style>
    <style:style style:name="T14" style:family="text">
      <style:text-properties fo:font-weight="normal" officeooo:rsid="0044f543"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officeooo:rsid="002fe0b1"/>
    </style:style>
    <style:style style:name="T20" style:family="text">
      <style:text-properties officeooo:rsid="00398abf"/>
    </style:style>
    <style:style style:name="T21" style:family="text">
      <style:text-properties officeooo:rsid="003dbd22"/>
    </style:style>
    <style:style style:name="T22" style:family="text">
      <style:text-properties officeooo:rsid="003e4d2c"/>
    </style:style>
    <style:style style:name="T23" style:family="text">
      <style:text-properties officeooo:rsid="004124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CAP </text:p>
      <text:p text:style-name="P2"/>
      <text:p text:style-name="P2"/>
      <text:p text:style-name="P2">4.9.1</text:p>
      <text:p text:style-name="P1"/>
      <text:p text:style-name="P3">Python has some standard string methods. Lets cover them in alphabetic order.</text:p>
      <text:p text:style-name="P3"/>
      <text:p text:style-name="P3">The capitalize() method exactly what it says – it <text:span text:style-name="T1">creates a new string</text:span><text:span text:style-name="T6"> from the sequence. If th</text:span><text:span text:style-name="T7">e</text:span><text:span text:style-name="T6"> character with an index value of 0</text:span><text:span text:style-name="T7"> is a letter, it will be converted to </text:span><text:span text:style-name="T2">upper-case</text:span><text:span text:style-name="T7">. All remaining letters will be converted to </text:span><text:span text:style-name="T2">lower-case</text:span><text:span text:style-name="T7">.</text:span></text:p>
      <text:p text:style-name="P14"/>
      <text:p text:style-name="P4"><text:span text:style-name="T6">Note that methods can be simply ‘called’ or invoked from within the variables only such as the example in the code. They can be invoked directly from within string </text:span><text:span text:style-name="T1">literals</text:span><text:span text:style-name="T6">.</text:span></text:p>
      <text:p text:style-name="P15"/>
      <text:p text:style-name="P15">The output is:</text:p>
      <text:p text:style-name="P15"><text:tab/>Abcd</text:p>
      <text:p text:style-name="P15"/>
      <text:p text:style-name="P15"/>
      <text:p text:style-name="P16">4.9.2</text:p>
      <text:p text:style-name="P16"/>
      <text:p text:style-name="P16">There are some more advanced examples in the source file. </text:p>
      <text:p text:style-name="P16">Here is the output:</text:p>
      <text:p text:style-name="P16"><text:tab/>Alpha</text:p>
      <text:p text:style-name="P16"><text:tab/>Alpha</text:p>
      <text:p text:style-name="P16"><text:s/><text:tab/>alpha</text:p>
      <text:p text:style-name="P16"><text:tab/>123</text:p>
      <text:p text:style-name="P16"><text:tab/>\+&amp;@</text:p>
      <text:p text:style-name="P16"/>
      <text:p text:style-name="P16"/>
      <text:p text:style-name="P16">4.9.3</text:p>
      <text:p text:style-name="P16"/>
      <text:p text:style-name="P5"><text:span text:style-name="T6">The one-parameter variant of the center() method makes a copy of the original string, trying to </text:span><text:span text:style-name="T1">center in inside a field of specified width</text:span><text:span text:style-name="T6">. The center </text:span><text:span text:style-name="T8">is created</text:span><text:span text:style-name="T6"> by adding some spaces before and after the string. We use brackets to clearly show where the delimiting begins and terminates.</text:span></text:p>
      <text:p text:style-name="P17">Here is the output:<text:tab/></text:p>
      <text:p text:style-name="P17"><text:tab/>[ <text:s/>words <text:s text:c="2"/>]</text:p>
      <text:p text:style-name="P16"/>
      <text:p text:style-name="P17">If the target field’s length is too small to fit the string, the original string is returned.</text:p>
      <text:p text:style-name="P17"/>
      <text:p text:style-name="P17">4.9.4</text:p>
      <text:p text:style-name="P17"/>
      <text:p text:style-name="P17">There are a few more examples of the center() method in action, located in the source file.</text:p>
      <text:p text:style-name="P17"/>
      <text:p text:style-name="P17">Here is the output:</text:p>
      <text:p text:style-name="P17"><text:tab/>[Beta]</text:p>
      <text:p text:style-name="P17"><text:tab/>[Beta]</text:p>
      <text:p text:style-name="P17"><text:tab/>[ Beta ]</text:p>
      <text:p text:style-name="P17"/>
      <text:p text:style-name="P17"/>
      <text:p text:style-name="P17"><text:soft-page-break/>4.9.5</text:p>
      <text:p text:style-name="P17"/>
      <text:p text:style-name="P6"><text:span text:style-name="T6">The two-parameter variant of center() makes use of the character from the second argument, </text:span><text:span text:style-name="T1">instead of a space</text:span><text:span text:style-name="T6">.</text:span></text:p>
      <text:p text:style-name="P17"/>
      <text:p text:style-name="P17">This is what the output from the code looks like:</text:p>
      <text:p text:style-name="P17"><text:tab/>[*******gamma********]</text:p>
      <text:p text:style-name="P17"/>
      <text:p text:style-name="P17"/>
      <text:p text:style-name="P18">4.9.6</text:p>
      <text:p text:style-name="P18"/>
      <text:p text:style-name="P7"><text:span text:style-name="T6">The endswith() method checks if the given string </text:span><text:span text:style-name="T1">ends with the specified arguments</text:span><text:span text:style-name="T6"> and returns True or False, depending on the check result.</text:span></text:p>
      <text:p text:style-name="P18"/>
      <text:p text:style-name="P18">Note: the substring must adhere to the string’s last character – it cannot just be located somewhere near the end of the string.</text:p>
      <text:p text:style-name="P18"/>
      <text:p text:style-name="P18">The output for the example is:</text:p>
      <text:p text:style-name="P18"><text:tab/>yes</text:p>
      <text:p text:style-name="P18"/>
      <text:p text:style-name="P18"/>
      <text:p text:style-name="P18">4.9.7</text:p>
      <text:p text:style-name="P18"/>
      <text:p text:style-name="P18">You should be able to predict all aspects of the examples output.</text:p>
      <text:p text:style-name="P18"/>
      <text:p text:style-name="P18">You can checks you predictions here:</text:p>
      <text:p text:style-name="P18"><text:tab/>True</text:p>
      <text:p text:style-name="P18"><text:tab/>False</text:p>
      <text:p text:style-name="P7"><text:span text:style-name="T6"><text:tab/></text:span><text:span text:style-name="T9">True</text:span></text:p>
      <text:p text:style-name="P18"/>
      <text:p text:style-name="P18"/>
      <text:p text:style-name="P18">4.9.8</text:p>
      <text:p text:style-name="P18"/>
      <text:p text:style-name="P8"><text:span text:style-name="T6">The find() method is similar to index(), which looks for a substring. It is </text:span><text:span text:style-name="T1">safer</text:span><text:span text:style-name="T6"> – it doesn’t generate an error for an argument containing a non-existent substring (it returns -1 then). The find() method works with </text:span><text:span text:style-name="T1">strings only.</text:span><text:span text:style-name="T6"> It won’t work with any other sequence.</text:span></text:p>
      <text:p text:style-name="P18"/>
      <text:p text:style-name="P19">There is an example of how to use it in the source code.</text:p>
      <text:p text:style-name="P19">Here is the output:</text:p>
      <text:p text:style-name="P19"><text:tab/>1</text:p>
      <text:p text:style-name="P19"/>
      <text:p text:style-name="P19">Note: don’t use find() if you only want to check if a single character occurs within a string – the in operator will be significantly faster. Here is an example:</text:p>
      <text:p text:style-name="P19"/>
      <text:p text:style-name="P19">b = somestringwithletters’ </text:p>
      <text:p text:style-name="P19">print(‘st’ in b)</text:p>
      <text:p text:style-name="P19"/>
      <text:p text:style-name="P19">The output is as follows:</text:p>
      <text:p text:style-name="P19"><text:tab/>True</text:p>
      <text:p text:style-name="P19"><text:soft-page-break/>4.9.9</text:p>
      <text:p text:style-name="P19"/>
      <text:p text:style-name="P20">There are 3 more examples to look over.</text:p>
      <text:p text:style-name="P20">Here is the output:</text:p>
      <text:p text:style-name="P20"><text:tab/>2</text:p>
      <text:p text:style-name="P20"><text:tab/>2</text:p>
      <text:p text:style-name="P20"><text:tab/>0</text:p>
      <text:p text:style-name="P20"/>
      <text:p text:style-name="P20"/>
      <text:p text:style-name="P20">4.9.10</text:p>
      <text:p text:style-name="P20"/>
      <text:p text:style-name="P9"><text:span text:style-name="T6">If you want to perform the find, not from the string’s beginning, but </text:span><text:span text:style-name="T1">from an position</text:span><text:span text:style-name="T6">, you can use a </text:span><text:span text:style-name="T1">two-parameter</text:span><text:span text:style-name="T6"> variant of the find() method as shown in the example. The second argument specifies the index at which the search will be started (it doesn’t have to fit inside the string).</text:span></text:p>
      <text:p text:style-name="P20"/>
      <text:p text:style-name="P20">Among the two a letters, only the second will be found.</text:p>
      <text:p text:style-name="P20"/>
      <text:p text:style-name="P20">The output is:</text:p>
      <text:p text:style-name="P20"><text:tab/>4</text:p>
      <text:p text:style-name="P20"/>
      <text:p text:style-name="P20"/>
      <text:p text:style-name="P21">4.9.11</text:p>
      <text:p text:style-name="P21"/>
      <text:p text:style-name="P21">You can use the find() variant search for all the substring’s occurrences, just like in the example. The code prints the indices of all occurrences of the article the, and its output looks <text:s/>like this:</text:p>
      <text:p text:style-name="P21"><text:tab/>69</text:p>
      <text:p text:style-name="P21"><text:tab/>142</text:p>
      <text:p text:style-name="P21"><text:tab/>198</text:p>
      <text:p text:style-name="P21"><text:tab/>217</text:p>
      <text:p text:style-name="P21"><text:tab/>276</text:p>
      <text:p text:style-name="P21"><text:tab/>323</text:p>
      <text:p text:style-name="P21"><text:tab/>440</text:p>
      <text:p text:style-name="P21"><text:tab/>446</text:p>
      <text:p text:style-name="P21"><text:tab/>454</text:p>
      <text:p text:style-name="P21"/>
      <text:p text:style-name="P21">If you notice that there is a space in the beginning of the sequence and you remove the space, then you should be able to accurately understand and be able to predict the outcome:</text:p>
      <text:p text:style-name="P21"><text:tab/> 68</text:p>
      <text:p text:style-name="P21"><text:tab/>141</text:p>
      <text:p text:style-name="P21"><text:tab/>197</text:p>
      <text:p text:style-name="P21"><text:tab/>216</text:p>
      <text:p text:style-name="P21"><text:tab/>275</text:p>
      <text:p text:style-name="P21"><text:tab/>322</text:p>
      <text:p text:style-name="P21"><text:tab/>439</text:p>
      <text:p text:style-name="P21"><text:tab/>445</text:p>
      <text:p text:style-name="P21"><text:tab/>453</text:p>
      <text:p text:style-name="P21"/>
      <text:p text:style-name="P22"/>
      <text:p text:style-name="P22"/>
      <text:p text:style-name="P22"><text:soft-page-break/>4.9.12</text:p>
      <text:p text:style-name="P22"/>
      <text:p text:style-name="P10"><text:span text:style-name="T6">There is also </text:span><text:span text:style-name="T1">a three-parameter </text:span><text:span text:style-name="T6">mutation of the find() method – the third argument points to the first index which won’t be taken into consideration during the search (it’s actually the upper limit of the search).</text:span></text:p>
      <text:p text:style-name="P22"/>
      <text:p text:style-name="P22">The second argument specifies the index at which the search will be started (it doesn’t have to fit inside the string)</text:p>
      <text:p text:style-name="P22"/>
      <text:p text:style-name="P22">Therefore, the output is:</text:p>
      <text:p text:style-name="P22"><text:tab/>-1</text:p>
      <text:p text:style-name="P22"/>
      <text:p text:style-name="P22">as ‘a’ cannot be found within the given search boundaries.</text:p>
      <text:p text:style-name="P22"/>
      <text:p text:style-name="P10"><text:span text:style-name="T6">With the second parameter of 0 </text:span><text:span text:style-name="T10">(floor)</text:span><text:span text:style-name="T6"> in this case is where the search will be started (all </text:span><text:span text:style-name="T10">indices</text:span><text:span text:style-name="T6"> start at 0 in Python) and </text:span><text:span text:style-name="T10">a</text:span><text:span text:style-name="T6"> thi</text:span><text:span text:style-name="T10">rd parameter of 5 and being the upper limit of the search (ceiling), the find() method clearly understands to look in the sequence of ‘Cap’ and search between the range (for i in range(5):) for the letter or string ‘a’. If the find() method does find ‘a’ it will report its findings, with the output equal to the location of the requested string.</text:span></text:p>
      <text:p text:style-name="P23"/>
      <text:p text:style-name="P23"/>
      <text:p text:style-name="P24">4.9.13</text:p>
      <text:p text:style-name="P24"/>
      <text:p text:style-name="P25">The parameterless method named isalnum() checks if the string contains only digits or alphabetical characters (letters), and returns True/False according to the result.</text:p>
      <text:p text:style-name="P25"/>
      <text:p text:style-name="P25">Note: any string element that is not a digit or a letter causes the method to return False. An empty string does, too.</text:p>
      <text:p text:style-name="P25"/>
      <text:p text:style-name="P25">The examples output is:</text:p>
      <text:p text:style-name="P25"><text:tab/>True</text:p>
      <text:p text:style-name="P25"/>
      <text:p text:style-name="P25"/>
      <text:p text:style-name="P25">4.9.14</text:p>
      <text:p text:style-name="P25"/>
      <text:p text:style-name="P26">Four more intriguing examples are in the source.</text:p>
      <text:p text:style-name="P26"><text:tab/>The output is:</text:p>
      <text:p text:style-name="P26"><text:tab/><text:tab/>False</text:p>
      <text:p text:style-name="P26"><text:tab/><text:tab/>False</text:p>
      <text:p text:style-name="P26"><text:tab/><text:tab/>True</text:p>
      <text:p text:style-name="P26"><text:tab/><text:tab/>False </text:p>
      <text:p text:style-name="P26">Note: the cause of the first result is a space – it’s neither a digit nor a letter.</text:p>
      <text:p text:style-name="P26"/>
      <text:p text:style-name="P26"/>
      <text:p text:style-name="P26">4.9.15</text:p>
      <text:p text:style-name="P26"/>
      <text:p text:style-name="P11"><text:span text:style-name="T6">The isalpha() method is more specialized – it’s interested in </text:span><text:span text:style-name="T1">letters only</text:span><text:span text:style-name="T6">. </text:span></text:p>
      <text:p text:style-name="P26">The examples output is:</text:p>
      <text:p text:style-name="P26"><text:tab/>False</text:p>
      <text:p text:style-name="P26"><text:soft-page-break/>4.9.16</text:p>
      <text:p text:style-name="P26"/>
      <text:p text:style-name="P12"><text:span text:style-name="T6">In turn, the isdigit() method looks at digits</text:span><text:span text:style-name="T1"> only </text:span><text:span text:style-name="T6">– anything else produces F</text:span><text:span text:style-name="T11">als</text:span><text:span text:style-name="T6">e as the result.</text:span></text:p>
      <text:p text:style-name="P27">The example output is:</text:p>
      <text:p text:style-name="P27"><text:tab/>True</text:p>
      <text:p text:style-name="P26"/>
      <text:p text:style-name="P26"/>
      <text:p text:style-name="P28">4.9.17</text:p>
      <text:p text:style-name="P28"/>
      <text:p text:style-name="P13"><text:span text:style-name="T6">The islower() method is a fussy variant of isalpha() – it accepts </text:span><text:span text:style-name="T1">lower-case</text:span><text:span text:style-name="T6"> letters only.</text:span></text:p>
      <text:p text:style-name="P29">The example outputs:</text:p>
      <text:p text:style-name="P29"><text:tab/>True</text:p>
      <text:p text:style-name="P29"/>
      <text:p text:style-name="P29"/>
      <text:p text:style-name="P29">4.9.18</text:p>
      <text:p text:style-name="P29"/>
      <text:p text:style-name="P13"><text:span text:style-name="T6">The isspace() method identifies </text:span><text:span text:style-name="T1">white spaces</text:span><text:span text:style-name="T6"> only – disregards any other character (the result is false then).</text:span></text:p>
      <text:p text:style-name="P29"/>
      <text:p text:style-name="P29">Therefore, the output is:</text:p>
      <text:p text:style-name="P29"><text:tab/>True</text:p>
      <text:p text:style-name="P29"/>
      <text:p text:style-name="P29"/>
      <text:p text:style-name="P29">4.9.19</text:p>
      <text:p text:style-name="P29"/>
      <text:p text:style-name="P13"><text:span text:style-name="T6">The isupper() is the upper-case version of islower() – it concentrates on </text:span><text:span text:style-name="T1">upper-case</text:span><text:span text:style-name="T6"> letters only.</text:span></text:p>
      <text:p text:style-name="P29">The example output:</text:p>
      <text:p text:style-name="P29"><text:tab/>False</text:p>
      <text:p text:style-name="P29"/>
      <text:p text:style-name="P29"/>
      <text:p text:style-name="P29">4.9.20</text:p>
      <text:p text:style-name="P29"/>
      <text:p text:style-name="P29">The join() method is rather complicated, lets take it step by step:</text:p>
      <text:list xml:id="list3245608886" text:style-name="List_20_1">
        <text:list-item>
          <text:list>
            <text:list-item>
              <text:p text:style-name="P72"><text:span text:style-name="T6">as its name suggests, </text:span><text:span text:style-name="T12">the method performs a </text:span><text:span text:style-name="T3">join</text:span><text:span text:style-name="T12"> it expects one argument as a </text:span><text:span text:style-name="T3">list</text:span><text:span text:style-name="T12">; it must be assured that all the list’s elements are </text:span><text:span text:style-name="T3">strings</text:span><text:span text:style-name="T12"> – the method will rise a TypeError exception otherwise</text:span></text:p>
            </text:list-item>
            <text:list-item>
              <text:p text:style-name="P73"><text:span text:style-name="T6">all the list’s elements will be </text:span><text:span text:style-name="T1">joined</text:span><text:span text:style-name="T6"> into one string but ..</text:span></text:p>
            </text:list-item>
            <text:list-item>
              <text:p text:style-name="P73"><text:span text:style-name="T6">… the string from which the method has been invoked is as a </text:span><text:span text:style-name="T1">separator</text:span><text:span text:style-name="T6">, put among the strings:</text:span></text:p>
            </text:list-item>
            <text:list-item>
              <text:p text:style-name="P73"><text:span text:style-name="T6">the newly created string is </text:span><text:span text:style-name="T1">returned as a result</text:span><text:span text:style-name="T6">.</text:span></text:p>
            </text:list-item>
          </text:list>
        </text:list-item>
      </text:list>
      <text:p text:style-name="P30"/>
      <text:p text:style-name="P30">Take a look at the example:</text:p>
      <text:list xml:id="list114119449807755" text:continue-numbering="true" text:style-name="List_20_1">
        <text:list-item>
          <text:list>
            <text:list-item>
              <text:p text:style-name="P74">the join() method is invoked from within a string containing a comma (the string can be arbitrarily long, or it can be empty)</text:p>
            </text:list-item>
            <text:list-item>
              <text:p text:style-name="P73"><text:span text:style-name="T6">the join’s argument is a list containing </text:span><text:span text:style-name="T1">three strings</text:span><text:span text:style-name="T6">; the method returns a new string.</text:span></text:p>
            </text:list-item>
          </text:list>
        </text:list-item>
      </text:list>
      <text:p text:style-name="P30"/>
      <text:p text:style-name="P30">Here it is:</text:p>
      <text:p text:style-name="P30"><text:tab/>omicron,pi,rho</text:p>
      <text:p text:style-name="P30"/>
      <text:p text:style-name="P30"/>
      <text:p text:style-name="P31"><text:soft-page-break/>4.9.21</text:p>
      <text:p text:style-name="P31"/>
      <text:p text:style-name="P31">The lower() method makes a copy of a source string, <text:span text:style-name="T1">replaces al upper-case letters with their lower-case counterparts</text:span>, then returns the string as the result. Again, the source string remains untouched.</text:p>
      <text:p text:style-name="P31"/>
      <text:p text:style-name="P31">The example output:</text:p>
      <text:p text:style-name="P31"><text:tab/>sigma=60</text:p>
      <text:p text:style-name="P31"/>
      <text:p text:style-name="P31"/>
      <text:p text:style-name="P33">4.9.22</text:p>
      <text:p text:style-name="P33"/>
      <text:p text:style-name="P33">The parameterless lstrip() method returns a newly created string formed from the original one by <text:span text:style-name="T1">removing all leading whites paces.</text:span></text:p>
      <text:p text:style-name="P33"/>
      <text:p text:style-name="P33">The brackets are not a part of the result – they only show the result’s boundaries.</text:p>
      <text:p text:style-name="P33">The example outputs:</text:p>
      <text:p text:style-name="P33"><text:tab/>[tau ]</text:p>
      <text:p text:style-name="P33"/>
      <text:p text:style-name="P32"/>
      <text:p text:style-name="P33">4.9.23</text:p>
      <text:p text:style-name="P33"/>
      <text:p text:style-name="P33">The one-parameter lstrip9) method does the same as its parameterless version, but removes all characters enlisted in its argument (a string), not just white spaces. Brackets aren’t needed here, as the output looks as follows:</text:p>
      <text:p text:style-name="P33"><text:tab/>cisco.com</text:p>
      <text:p text:style-name="P33"/>
      <text:p text:style-name="P33"/>
      <text:p text:style-name="P33">4.9.24</text:p>
      <text:p text:style-name="P33"/>
      <text:p text:style-name="P33">The two-parameter method replace() returns a copy of the original string in which <text:span text:style-name="T1">all occurrences of the first argument have been replaced by the second argument</text:span> in the example.</text:p>
      <text:p text:style-name="P33"/>
      <text:p text:style-name="P33">The second argument can be an empty string (replacing is actually removing, then), but th first cannot be. The example output:</text:p>
      <text:p text:style-name="P33"><text:tab/>thare are it</text:p>
      <text:p text:style-name="P33"/>
      <text:p text:style-name="P33"/>
      <text:p text:style-name="P33">5.9.25</text:p>
      <text:p text:style-name="P33"/>
      <text:p text:style-name="P34">The three-parameter replace() variant uses the third argument (a number) to <text:span text:style-name="T1">limit the number of replacements</text:span> as shown in the example.</text:p>
      <text:p text:style-name="P34"/>
      <text:p text:style-name="P34">This is why the the modified example prints:</text:p>
      <text:p text:style-name="P34"><text:tab/>thare is it</text:p>
      <text:p text:style-name="P34"/>
      <text:p text:style-name="P34"/>
      <text:p text:style-name="P34">5.9.26</text:p>
      <text:p text:style-name="P34"/>
      <text:p text:style-name="P34">the one, two, and three parameter methods named rfind() do nearly the same thing as their counterparts </text:p>
      <text:p text:style-name="P34"><text:soft-page-break/>(devoid of the r prefix), but <text:span text:style-name="T1">start their searches from the end of the string,</text:span> not the beginning (hence the prefix r, for <text:span text:style-name="T15">right</text:span><text:span text:style-name="T17">)</text:span></text:p>
      <text:p text:style-name="P42"/>
      <text:p text:style-name="P42">Here is the output of the examples:</text:p>
      <text:p text:style-name="P42"><text:tab/>8</text:p>
      <text:p text:style-name="P42"><text:tab/>-1</text:p>
      <text:p text:style-name="P42"><text:tab/>4</text:p>
      <text:p text:style-name="P42"/>
      <text:p text:style-name="P42"/>
      <text:p text:style-name="P43">4.9.27</text:p>
      <text:p text:style-name="P43"/>
      <text:p text:style-name="P43">Two variants of the rstrip() do nearly the same thing as lstrips, but affect the opposite side of the string just like in the example.</text:p>
      <text:p text:style-name="P43">The output looks like this:</text:p>
      <text:p text:style-name="P43"><text:tab/>[ upsilon]</text:p>
      <text:p text:style-name="P35"><text:span text:style-name="T17"><text:tab/></text:span><text:a xlink:type="simple" xlink:href="http://www.cisco.co/" text:style-name="Internet_20_link" text:visited-style-name="Visited_20_Internet_20_Link"><text:span text:style-name="T17">www.cisco.co</text:span></text:a></text:p>
      <text:p text:style-name="P43"/>
      <text:p text:style-name="P43"/>
      <text:p text:style-name="P44">4.9.28</text:p>
      <text:p text:style-name="P44"/>
      <text:p text:style-name="P36"><text:span text:style-name="T17">The split() method does what it says – it </text:span><text:span text:style-name="T18">splits the string and builds a list</text:span><text:span text:style-name="T17"> of all detected substrings. The method assumes white spaces are the existing delimiters, aren’t copied, and replaced with ‘’ for delimiters. If the string is empty, the resulting list is empty too.</text:span></text:p>
      <text:p text:style-name="P44"/>
      <text:p text:style-name="P44">This example produces the following output:</text:p>
      <text:p text:style-name="P44"><text:tab/> ['phi', 'chi', 'psi']</text:p>
      <text:p text:style-name="P44"/>
      <text:p text:style-name="P44"/>
      <text:p text:style-name="P44">4.9.29</text:p>
      <text:p text:style-name="P44"/>
      <text:p text:style-name="P36"><text:span text:style-name="T17">The startswith() method is a </text:span><text:span text:style-name="T18">mirror reflection </text:span><text:span text:style-name="T17">of endswith() – it checks if a given string starts with the specified substring.</text:span></text:p>
      <text:p text:style-name="P44"/>
      <text:p text:style-name="P44">The result is as follows:</text:p>
      <text:p text:style-name="P44"><text:tab/>False</text:p>
      <text:p text:style-name="P44"/>
      <text:p text:style-name="P44"/>
      <text:p text:style-name="P44">4.9.30</text:p>
      <text:p text:style-name="P44"/>
      <text:p text:style-name="P36"><text:span text:style-name="T17">The strip() method </text:span><text:span text:style-name="T18">combines </text:span><text:span text:style-name="T17">the effects caused by rstrip() and lstrip() – it makes a new string lacking all the leading and trailing white spaces.</text:span></text:p>
      <text:p text:style-name="P44"/>
      <text:p text:style-name="P44">The result is this output:</text:p>
      <text:p text:style-name="P44"><text:tab/>[aleph]</text:p>
      <text:p text:style-name="P44"/>
      <text:p text:style-name="P44"/>
      <text:p text:style-name="P45">4.9.31</text:p>
      <text:p text:style-name="P45"/>
      <text:p text:style-name="P37"><text:span text:style-name="T17">The swapcase() method makes a new string by </text:span><text:span text:style-name="T18">swapping the case </text:span><text:span text:style-name="T17">of all letters within the source </text:span></text:p>
      <text:p text:style-name="P45"><text:soft-page-break/>string: lower-case characters become upper-case, and vice versa.</text:p>
      <text:p text:style-name="P45"/>
      <text:p text:style-name="P45">Here is the output:</text:p>
      <text:p text:style-name="P45"><text:tab/>oNE THING i KNOW, THAT i KNOW NOTHING</text:p>
      <text:p text:style-name="P45"/>
      <text:p text:style-name="P45"/>
      <text:p text:style-name="P45">4.9.32</text:p>
      <text:p text:style-name="P45"/>
      <text:p text:style-name="P37"><text:span text:style-name="T17">The title() method performs a somewhat similar function – it </text:span><text:span text:style-name="T18">changes every word’s first letter to upper-case</text:span><text:span text:style-name="T17">, turning all other ones to lowercase.</text:span></text:p>
      <text:p text:style-name="P45"/>
      <text:p text:style-name="P45">This is the result:</text:p>
      <text:p text:style-name="P45"><text:tab/>One Thing I Know, That I Know Nothing</text:p>
      <text:p text:style-name="P45"/>
      <text:p text:style-name="P45"/>
      <text:p text:style-name="P46">4.9.33</text:p>
      <text:p text:style-name="P46"/>
      <text:p text:style-name="P38"><text:span text:style-name="T17">The upper() method makes a copy of the source string, </text:span><text:span text:style-name="T18">replaces all lower-case letters with their upper-case counterparts</text:span><text:span text:style-name="T17">, and returns the string as the result.</text:span></text:p>
      <text:p text:style-name="P46"/>
      <text:p text:style-name="P46">The example outputs:</text:p>
      <text:p text:style-name="P46"><text:tab/>SIGMA=60</text:p>
      <text:p text:style-name="P46"/>
      <text:p text:style-name="P46"/>
      <text:p text:style-name="P47">4.10.1</text:p>
      <text:p text:style-name="P47"/>
      <text:p text:style-name="P39"><text:span text:style-name="T17">Python’s strings can be compared using</text:span><text:span text:style-name="T18"> the same set of operators</text:span><text:span text:style-name="T17"> which are in use in relation to numbers. There is one “but” – the results can be a bit surprising. Python doesn’t understand linguistics and instead compares code point values, character by character.</text:span></text:p>
      <text:p text:style-name="P48"/>
      <text:p text:style-name="P48">Here are the operators:</text:p>
      <text:p text:style-name="P48"><text:tab/>==, != &gt;, &gt;, &lt;, &lt;=</text:p>
      <text:p text:style-name="P48"/>
      <text:p text:style-name="P48"/>
      <text:p text:style-name="P49">4.10.2</text:p>
      <text:p text:style-name="P49"/>
      <text:p text:style-name="P49">Two string are (not) equal when they (don’t) consist of the same character in the same order. Look at the examples shown. Both comparisons give True as a result.</text:p>
      <text:p text:style-name="P49"/>
      <text:p text:style-name="P49"/>
      <text:p text:style-name="P49"><text:s/>4.10.3</text:p>
      <text:p text:style-name="P49"/>
      <text:p text:style-name="P40"><text:span text:style-name="T17">The final relation between strings is determined by </text:span><text:span text:style-name="T18">comparing the first different characters </text:span><text:span text:style-name="T17">in both string (ASCII or UNICODE code point)</text:span></text:p>
      <text:p text:style-name="P49"/>
      <text:p text:style-name="P40"><text:span text:style-name="T17">When you compare two string of different lenghts and the shorter one is identical to the longer one’s beginning, the </text:span><text:span text:style-name="T18">longer string is considered greater</text:span><text:span text:style-name="T17"> just like in the example. The relation is True.</text:span></text:p>
      <text:p text:style-name="P49"/>
      <text:p text:style-name="P49"/>
      <text:p text:style-name="P49"><text:soft-page-break/>4.10.4</text:p>
      <text:p text:style-name="P49"/>
      <text:p text:style-name="P40"><text:span text:style-name="T17">String comparison is always </text:span><text:span text:style-name="T18">case-sensitive </text:span><text:span text:style-name="T17">(upper-case letter are taken as </text:span><text:span text:style-name="T18">lesser</text:span><text:span text:style-name="T17"> than lower-case). The expression in the example is True.</text:span></text:p>
      <text:p text:style-name="P49"/>
      <text:p text:style-name="P49"/>
      <text:p text:style-name="P50">4.10.5</text:p>
      <text:p text:style-name="P50"/>
      <text:p text:style-name="P41"><text:span text:style-name="T17">Even if a string contains digits only, </text:span><text:span text:style-name="T18">it’s still not a number</text:span><text:span text:style-name="T17">. It’s interpreted as-is, a string, and its numerical value is not considered.</text:span></text:p>
      <text:p text:style-name="P50"/>
      <text:p text:style-name="P50">Here are the results produced by the examples:</text:p>
      <text:p text:style-name="P50"><text:tab/>False</text:p>
      <text:p text:style-name="P50"><text:tab/>True</text:p>
      <text:p text:style-name="P50"><text:tab/>False</text:p>
      <text:p text:style-name="P50"><text:tab/>True</text:p>
      <text:p text:style-name="P50"><text:tab/>True</text:p>
      <text:p text:style-name="P50"/>
      <text:p text:style-name="P50"/>
      <text:p text:style-name="P50">4.10.6</text:p>
      <text:p text:style-name="P50"/>
      <text:p text:style-name="P41"><text:span text:style-name="T17">Comparing strings against number is generally a </text:span><text:span text:style-name="T18">bad idea</text:span><text:span text:style-name="T17">. The only comparison you can perform with impunity are with the operators == and !=. The former </text:span><text:span text:style-name="T18">always </text:span><text:span text:style-name="T17">gives False, while the latter </text:span><text:span text:style-name="T18">always</text:span><text:span text:style-name="T17"> produces True.</text:span></text:p>
      <text:p text:style-name="P50"/>
      <text:p text:style-name="P50">Using any other operators raise a TypeError exception.</text:p>
      <text:p text:style-name="P50"/>
      <text:p text:style-name="P50">The results in this case are:</text:p>
      <text:p text:style-name="P50"><text:tab/>False</text:p>
      <text:p text:style-name="P50"><text:tab/>True</text:p>
      <text:p text:style-name="P50"><text:tab/>False</text:p>
      <text:p text:style-name="P50"><text:tab/>True</text:p>
      <text:p text:style-name="P50"><text:tab/>TypeError exception</text:p>
      <text:p text:style-name="P50"/>
      <text:p text:style-name="P50"/>
      <text:p text:style-name="P50">4.10.7</text:p>
      <text:p text:style-name="P50"/>
      <text:p text:style-name="P51">Comparing is closely related to <text:span text:style-name="T1">sorting</text:span> (or rather, sorting is in fact a very sophisticated case of comparing). There is an example to look over.</text:p>
      <text:p text:style-name="P51"/>
      <text:p text:style-name="P51"/>
      <text:p text:style-name="P51">4.<text:span text:style-name="T19">10.</text:span>8</text:p>
      <text:p text:style-name="P51"/>
      <text:p text:style-name="P51">In general, Python offers<text:span text:style-name="T1"> two different</text:span> ways to sort lists. The first is implemented as a function named sorted(). The function takes one argument (a list) and returns a <text:span text:style-name="T1">new list, filled with the sorted argument’s elements</text:span>. The original list remains untouched.</text:p>
      <text:p text:style-name="P51">Here is the output:</text:p>
      <text:p text:style-name="P51"><text:tab/>['omega', 'alpha', 'pi', 'gamma']</text:p>
      <text:p text:style-name="P51"><text:tab/>['alpha', 'gamma', 'omega', 'pi']</text:p>
      <text:p text:style-name="P52"><text:soft-page-break/>4.10.9</text:p>
      <text:p text:style-name="P52"/>
      <text:p text:style-name="P52">the second method affects the list itself – <text:span text:style-name="T1">no new list is created</text:span>. Ordering is performed <text:span text:style-name="T15">in situ </text:span><text:span text:style-name="T16"><text:s/></text:span>by the method named sort(). The output is the same:</text:p>
      <text:p text:style-name="P52"><text:tab/>['omega', 'alpha', 'pi', 'gamma']</text:p>
      <text:p text:style-name="P52"><text:tab/>['alpha', 'gamma', 'omega', 'pi']</text:p>
      <text:p text:style-name="P52"/>
      <text:p text:style-name="P52"/>
      <text:p text:style-name="P53">4.10.10</text:p>
      <text:p text:style-name="P53"/>
      <text:p text:style-name="P54">There are two additional issues that should e discussed here: how to <text:span text:style-name="T1">convert a number</text:span>(an integer or a float) into a string, and vice versa. It may be necessary to perform such a transition. Morover, it’s a routine way to process input/output data.</text:p>
      <text:p text:style-name="P54"/>
      <text:p text:style-name="P54">The number → string conversion is simple as <text:span text:style-name="T1">it is always possible</text:span>. It’d done by a function named str() just like in the example. </text:p>
      <text:p text:style-name="P54">Here is the output:</text:p>
      <text:p text:style-name="P54"><text:tab/>13 1.3</text:p>
      <text:p text:style-name="P54"/>
      <text:p text:style-name="P54"/>
      <text:p text:style-name="P54">4.10.11</text:p>
      <text:p text:style-name="P54"/>
      <text:p text:style-name="P54">The reverse transformation (string → number) is possible when and only when <text:span text:style-name="T1">the string represents a valid number</text:span>. If the condition is not met expect a ValueError exception. Use the int() function for an integer ,and float() if you need a floating-point value. Look at the example.</text:p>
      <text:p text:style-name="P54">Here is the output:</text:p>
      <text:p text:style-name="P54"><text:tab/>14.3</text:p>
      <text:p text:style-name="P54"/>
      <text:p text:style-name="P54"/>
      <text:p text:style-name="P55">5.1.1</text:p>
      <text:p text:style-name="P55"/>
      <text:p text:style-name="P55">Most of the programming and techniques <text:s/>learn fall under<text:span text:style-name="T1"> procedural programming</text:span>. We will now be looking at<text:span text:style-name="T1"> object programming</text:span>. Procedural was the dominant style in IT for a long time. <text:s/>The introduction of object programming allow for taking large projects and making them smaller.</text:p>
      <text:p text:style-name="P55"/>
      <text:p text:style-name="P55">Python is universal tool for <text:span text:style-name="T1">both object and procedural programming</text:span>.</text:p>
      <text:p text:style-name="P54"/>
      <text:p text:style-name="P54"/>
      <text:p text:style-name="P56">5.1.2</text:p>
      <text:p text:style-name="P56"/>
      <text:p text:style-name="P56">Procedural programming specifically designates the difference between data and code. Data is a variable as code is functions and modules. Functions may use data and data is not able to use a function. What if data can use a function?</text:p>
      <text:p text:style-name="P56"/>
      <text:p text:style-name="P56"><text:s/>Methods are functions which are invoked within the data. Methods belong to the data. The object approach suggests that data and code live together and enclosed together, divided into classes. </text:p>
      <text:p text:style-name="P56"/>
      <text:p text:style-name="P56">A class is like a <text:span text:style-name="T1">recipe</text:span> which can be invoked when you want to make a useful object which can be reproduced as many times as you need to solve your problem.</text:p>
      <text:p text:style-name="P57"><text:soft-page-break/>All objects has a set of <text:span text:style-name="T1">properties </text:span>or <text:span text:style-name="T1">attributes </text:span><text:s/>that can perform a set of activities called<text:span text:style-name="T1"> methods.</text:span> <text:span text:style-name="T20">Recipes may be modified if they are inadequate for the problem, in effect,</text:span><text:span text:style-name="T4"> new classes may be created</text:span><text:span text:style-name="T20">.</text:span></text:p>
      <text:p text:style-name="P75"/>
      <text:p text:style-name="P57"><text:span text:style-name="T20">Objects are</text:span><text:span text:style-name="T4"> incarnations</text:span><text:span text:style-name="T20"> of ideas expressed in classes. The objects interact with each other, exchanging data or activating their methods. This may seem complicated however, these concepts are taken from real life, </text:span><text:span text:style-name="T4">they reflect real facts</text:span><text:span text:style-name="T20">, relationships, and circumstances.</text:span></text:p>
      <text:p text:style-name="P57"/>
      <text:p text:style-name="P57"/>
      <text:p text:style-name="P58">5.1.3</text:p>
      <text:p text:style-name="P58"/>
      <text:p text:style-name="P59">The word “class” has many meanings and for today we will be focusing on a class in reference to a “category”, as a result of precisely defined similarities. We’ll point out a few classes which are an examples of this concept.</text:p>
      <text:p text:style-name="P59"/>
      <text:p text:style-name="P60">Think of objects as a dog, a house, or your phone. When we need a new phone we go to the store and buy one. They use a blueprint to keep designing the same phone over and over. As with most things in life you of course want your own specific phone. Now if we look at “<text:span text:style-name="T22">Mobile Device</text:span>” as a big picture here and then we go down the path a bit we can logically reach the creators/developers <text:span text:style-name="T22">of</text:span> Android <text:span text:style-name="T22">or IOS</text:span> . In a sense you can look at “Android” as “sub class” and “<text:span text:style-name="T22">Mobile Device</text:span>” as a “super class”.</text:p>
      <text:p text:style-name="P60"/>
      <text:p text:style-name="P60">Note the hierarchy grows from top to bottom, like tree root, not branches. The most common class is the super class at the very top with its descendants are located below as a subclass. <text:span text:style-name="T21">You can most likely reach your own conclusions about some sub classes for “Mobile Device” however we will focus on the “Android” sub class.</text:span></text:p>
      <text:p text:style-name="P60"/>
      <text:p text:style-name="P61">Android may be divided, depending on the method with which they impact the world. So, we can enumerate:</text:p>
      <text:list xml:id="list114119101197554" text:continue-numbering="true" text:style-name="List_20_1">
        <text:list-item>
          <text:p text:style-name="P76">Android <text:span text:style-name="T22">p</text:span>hone</text:p>
        </text:list-item>
        <text:list-item>
          <text:p text:style-name="P76">Android <text:span text:style-name="T22">t</text:span>ablet</text:p>
        </text:list-item>
        <text:list-item>
          <text:p text:style-name="P77">Android app </text:p>
        </text:list-item>
      </text:list>
      <text:p text:style-name="P62"/>
      <text:p text:style-name="P62">Note the direction and flow of the arrows, they always points to the super class (up). The top-level is an exception – it doesn’t have a super class.</text:p>
      <text:p text:style-name="P62"/>
      <text:p text:style-name="P62"/>
      <text:p text:style-name="P62">5.1.4</text:p>
      <text:p text:style-name="P62"/>
      <text:p text:style-name="P62">Another example is the hierarchy of the taxonomic kingdom of animals. We can say that all animals (our top-level class) can be divided into five sub classes:</text:p>
      <text:p text:style-name="P62"/>
      <text:list xml:id="list114120115588403" text:continue-numbering="true" text:style-name="List_20_1">
        <text:list-item>
          <text:p text:style-name="P77">mammals</text:p>
        </text:list-item>
        <text:list-item>
          <text:p text:style-name="P77">reptiles</text:p>
        </text:list-item>
        <text:list-item>
          <text:p text:style-name="P77">birds</text:p>
        </text:list-item>
        <text:list-item>
          <text:p text:style-name="P77">fish</text:p>
        </text:list-item>
        <text:list-item>
          <text:p text:style-name="P77">amphibians</text:p>
        </text:list-item>
      </text:list>
      <text:p text:style-name="P62"/>
      <text:p text:style-name="P62">We’ll take the first one for further analysis. We have identified the following sub classes:</text:p>
      <text:list xml:id="list114119179762728" text:continue-numbering="true" text:style-name="List_20_1">
        <text:list-item>
          <text:p text:style-name="P77">wild animals</text:p>
        </text:list-item>
        <text:list-item>
          <text:p text:style-name="P77"><text:soft-page-break/>domesticated mammals</text:p>
        </text:list-item>
      </text:list>
      <text:p text:style-name="P62"/>
      <text:p text:style-name="P62">Try to extend it and find the right place for humans </text:p>
      <text:p text:style-name="P62"/>
      <text:p text:style-name="P62"/>
      <text:p text:style-name="P63">5.1.5</text:p>
      <text:p text:style-name="P63"/>
      <text:p text:style-name="P64">A class is a set of objects. An object belongs to a class. An object is an incarnation of the requirements, traits, and qualities assigned to a specific class. Again, think back to the <text:span text:style-name="T1">attributes</text:span> that we mentioned before. <text:span text:style-name="T1">Classes form a hierarchy.</text:span> This may mean that an object belonging to a specific class <text:s/><text:span text:style-name="T23">belongs to </text:span><text:span text:style-name="T5">all super classes </text:span><text:span text:style-name="T23">at the same time. It may also mean that any object belonging to a super class </text:span><text:span text:style-name="T5">many not belong to any of its sub classes</text:span><text:span text:style-name="T23">.</text:span></text:p>
      <text:p text:style-name="P64"/>
      <text:p text:style-name="P65">Each su class is <text:span text:style-name="T1">more specialized </text:span>(or more specific) than its super class. Conversely, each super class is <text:span text:style-name="T1">more general </text:span><text:s/>(more abstract) that any of its sub classes.</text:p>
      <text:p text:style-name="P65"/>
      <text:p text:style-name="P65">Note: we’ve assumed that a class may only have one super class – this is not always true. We’ll discuss this later.</text:p>
      <text:p text:style-name="P65"/>
      <text:p text:style-name="P65">5.1.6</text:p>
      <text:p text:style-name="P65"/>
      <text:p text:style-name="P65">Let’s define one of the fundamental concepts of object programming, named “inheritance”. Any object bound to a specific level of a class hierarchy inherits all the traits (as well as the requirements and qualities) defined inside any of the super classes. The object's home class may define new traits (as well as requirements and qualities) which will be <text:span text:style-name="T1">inherited by any of its super classes</text:span>. </text:p>
      <text:p text:style-name="P65"/>
      <text:p text:style-name="P65">You shouldn’t have any problems matching this rule to specific examples, whether it applies to animals, or to vehicles.</text:p>
      <text:p text:style-name="P65"/>
      <text:p text:style-name="P65"/>
      <text:p text:style-name="P65">5.1.7</text:p>
      <text:p text:style-name="P65"/>
      <text:p text:style-name="P66">Object oriented programming conventions assumes that every existing object may be equipped with three groups of attributes:</text:p>
      <text:list xml:id="list4031230253" text:style-name="Numbering_20_123">
        <text:list-item>
          <text:p text:style-name="P78">An object has a <text:span text:style-name="T1">name</text:span> that uniquely identifies it within its home namespace (you can have anonymous objects as well)</text:p>
        </text:list-item>
        <text:list-item>
          <text:p text:style-name="P78">A set of individual <text:span text:style-name="T1">properties</text:span> which makes it original (it is possible for an object to have no properties)</text:p>
        </text:list-item>
        <text:list-item>
          <text:p text:style-name="P78">A set of abilities to perform specific <text:span text:style-name="T1">activities</text:span>, able to change the object itself, or some other objects.</text:p>
        </text:list-item>
      </text:list>
      <text:p text:style-name="P66"/>
      <text:p text:style-name="P66">There is a hint which can help you identify any of the three spheres above. Whenever you describe an object and use:</text:p>
      <text:p text:style-name="P66"/>
      <text:list xml:id="list114120124775006" text:continue-list="list114119179762728" text:style-name="List_20_1">
        <text:list-item>
          <text:p text:style-name="P79">a <text:span text:style-name="T1">noun </text:span>to describe the objects name</text:p>
        </text:list-item>
        <text:list-item>
          <text:p text:style-name="P79">an <text:span text:style-name="T1">adjective </text:span>– you probably define the object’s property</text:p>
        </text:list-item>
        <text:list-item>
          <text:p text:style-name="P79">a <text:span text:style-name="T1">verb</text:span> – you define the object’s activity</text:p>
        </text:list-item>
      </text:list>
      <text:p text:style-name="P66"/>
      <text:p text:style-name="P66">Two sample phrases should serve as a good example:</text:p>
      <text:p text:style-name="P66"><text:soft-page-break/>Max is a large cat who sleeps all day.</text:p>
      <text:p text:style-name="P66"/>
      <text:p text:style-name="P66"><text:tab/>Object name = Max</text:p>
      <text:p text:style-name="P66"><text:tab/>Home class = Cat</text:p>
      <text:p text:style-name="P66"><text:tab/>Property = Size(large)</text:p>
      <text:p text:style-name="P66"><text:tab/>Activity = Sleep (all day)</text:p>
      <text:p text:style-name="P66"/>
      <text:p text:style-name="P66"/>
      <text:p text:style-name="P66">A pink Cadillac went quickly</text:p>
      <text:p text:style-name="P66"/>
      <text:p text:style-name="P66"><text:tab/>Object name = Cadillac </text:p>
      <text:p text:style-name="P66"><text:tab/>Home class = Wheeled vehicles </text:p>
      <text:p text:style-name="P66"><text:tab/>Property = Color (pink)</text:p>
      <text:p text:style-name="P66"><text:tab/>Activity = Go (quickly)</text:p>
      <text:p text:style-name="P66"/>
      <text:p text:style-name="P66"/>
      <text:p text:style-name="P67">5.1.8</text:p>
      <text:p text:style-name="P67"/>
      <text:p text:style-name="P68">Object programming is the art of defining and expanding classes<text:span text:style-name="T6">. A class is a model of a very specific part of reality, reflecting properties and actives found in the real world.</text:span></text:p>
      <text:p text:style-name="P67"/>
      <text:p text:style-name="P68"><text:span text:style-name="T6">The classes in the beginning are to imprecise and generalized. They can’t possibly solving any real world issue. On the other hand there is no obstacles to defining a new, more precise sub class. They’ll inherit the super classes properties and all of your hard work won’t be wasted. </text:span><text:span text:style-name="T13">There is no end. You can create as many classes as you want or need.</text:span></text:p>
      <text:p text:style-name="P81"/>
      <text:p text:style-name="P82">The class you define is not an objects and not all of the compatible objects will be automatically created. A class cannot create an object – you have to create and declare the object. Python allows you to do this.</text:p>
      <text:p text:style-name="P82"/>
      <text:p text:style-name="P82">Look at the example code. That is a very small and useless class. It is better the code be as simple as possible. For now it is empty, but we’ll be defining those soon.</text:p>
      <text:p text:style-name="P82"/>
      <text:p text:style-name="P69"><text:span text:style-name="T6">The definition begins with the keyword class. The keyword is folwed by an </text:span>identifier <text:span text:style-name="T6"><text:s/>which will name the class. It does not name the object. Next, you add a colon, and just like functions, classes form their own nested blocks. The content inside is where the </text:span>attributes <text:span text:style-name="T6">and </text:span>activities <text:span text:style-name="T6"><text:s/>go. </text:span></text:p>
      <text:p text:style-name="P82"/>
      <text:p text:style-name="P82">The pass keyword fills the class with nothing. It doesn’t contain any methods or properties.</text:p>
      <text:p text:style-name="P82"/>
      <text:p text:style-name="P82"/>
      <text:p text:style-name="P83">5.1.9</text:p>
      <text:p text:style-name="P83"/>
      <text:p text:style-name="P70"><text:span text:style-name="T6">The newly defined class becomes a tool that is </text:span>able to create new objects<text:span text:style-name="T6">.</text:span> <text:span text:style-name="T6">The tool has to be use explicitly, on demand. Imagine you want to create (exactly one) object of the OurClass class.</text:span></text:p>
      <text:p text:style-name="P83"/>
      <text:p text:style-name="P83">To do this, you need to assign a varible to store the newly created object of that class, and create an object at the same time. There is an example shown.</text:p>
      <text:p text:style-name="P83"/>
      <text:p text:style-name="P83"/>
      <text:p text:style-name="P83"><text:soft-page-break/>Note:</text:p>
      <text:list xml:id="list114118198913805" text:continue-numbering="true" text:style-name="List_20_1">
        <text:list-item>
          <text:p text:style-name="P84">the class name tries to pretend that it’s a function – can you see this? We’ll discuss it soon</text:p>
        </text:list-item>
        <text:list-item>
          <text:p text:style-name="P84">the newly created object is equipped with everything the class brings; as this class is completely empty, the object is empty, too.</text:p>
        </text:list-item>
      </text:list>
      <text:p text:style-name="P83"/>
      <text:p text:style-name="P70"><text:span text:style-name="T6">Crating an object of the selected class is also called an instantiation (</text:span><text:span text:style-name="T14">as the object becomes an instance of the class).</text:span></text:p>
      <text:p text:style-name="P85"/>
      <text:p text:style-name="P86">Lets leave classes alone for a moment, as we’re now going to tell you about stacks.</text:p>
      <text:p text:style-name="P86"/>
      <text:p text:style-name="P86"/>
      <text:p text:style-name="P86">5.2.1</text:p>
      <text:p text:style-name="P86"/>
      <text:p text:style-name="P71"><text:span text:style-name="T6">A </text:span>stack is a structure developed to store data in a very specific way<text:span text:style-name="T6">. Imagine a stack of coins. You aren’t able to out a anywhere else but on the top of the stack. Similarly, you can’t get a coin off the stack from any place that lies on the bottom, you have to remove all the coins from the higher levels.</text:span></text:p>
      <text:p text:style-name="P87"/>
      <text:p text:style-name="P71"><text:span text:style-name="T6">The alternative name for a stack is </text:span>LIFO<text:span text:style-name="T6">. It’s an abbreviation for a very clear description of the stack’s behavior: “Last In – First Out”. The coin that came last onto the stack will leave first</text:span></text:p>
      <text:p text:style-name="P87"/>
      <text:p text:style-name="P88">A stack is an object with two elementary operations, conventionally named push (when a new element is put on the top) and pop (when an existing element is taken away from the top).</text:p>
      <text:p text:style-name="P88"/>
      <text:p text:style-name="P88">Stacks are used very often in many classical algorithms, and it’s hard to imagine he implementation of many widely used tools without the use of stacks.</text:p>
      <text:p text:style-name="P88"/>
      <text:p text:style-name="P88">There are two independent approaches: procedural and objective. Lets get started and we’ll show you how to implement the first one.</text:p>
      <text:p text:style-name="P88"/>
      <text:p text:style-name="P88"/>
      <text:p text:style-name="P88">5.2.2</text:p>
      <text:p text:style-name="P88"/>
      <text:p text:style-name="P88">First you have to decide how to store the values. We suggest a list as it is the simplest method. Let’s also assume that the last element of the list store the top element. </text:p>
      <text:p text:style-name="P88"/>
      <text:p text:style-name="P88">In a sense, think of a stack as the exact opposite of the super classes and sub classes that were discussed last section. The classes go down through the roots of the tree whereas the stack you build up the branches with. Whatever is in the roots is what the tree will grow to be like, just like inheritance. The root or entry point of the list holds a value of [0]. At zero ([0]) or the root, the value will not be changed. Only the top values or location in the list e.g., [1].</text:p>
      <text:p text:style-name="P88"/>
      <text:p text:style-name="P88">There is an example of a stack, look it over.</text:p>
      <text:p text:style-name="P88"/>
      <text:p text:style-name="P88"/>
      <text:p text:style-name="P88">5.2.3</text:p>
      <text:p text:style-name="P88"/>
      <text:p text:style-name="P8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04:15:50.650394580</meta:creation-date>
    <dc:date>2019-05-10T14:14:52.567207057</dc:date>
    <meta:editing-duration>PT10H11M37S</meta:editing-duration>
    <meta:editing-cycles>21</meta:editing-cycles>
    <meta:generator>LibreOffice/6.2.2.2$Linux_X86_64 LibreOffice_project/20$Build-2</meta:generator>
    <meta:document-statistic meta:table-count="0" meta:image-count="0" meta:object-count="0" meta:page-count="14" meta:paragraph-count="321" meta:word-count="3741" meta:character-count="21254" meta:non-whitespace-character-count="17701"/>
  </office:meta>
</office:document-meta>
</file>